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Zen Hei Mono" svg:font-family="'WenQuanYi Zen Hei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T1" style:family="text">
      <style:text-properties fo:color="#000000"/>
    </style:style>
    <style:style style:name="T2" style:family="text">
      <style:text-properties fo:color="#000000" fo:font-weight="bold" style:font-weight-asian="bold" style:font-weight-complex="bold"/>
    </style:style>
    <style:style style:name="T3" style:family="text">
      <style:text-properties fo:color="#000000" style:font-size-complex="9pt"/>
    </style:style>
    <style:style style:name="T4" style:family="text">
      <style:text-properties fo:color="#003296" style:font-size-complex="9pt"/>
    </style:style>
    <style:style style:name="T5" style:family="text">
      <style:text-properties fo:color="#f5844c" style:font-size-complex="9pt"/>
    </style:style>
    <style:style style:name="T6" style:family="text">
      <style:text-properties fo:color="#ff8040" style:font-size-complex="9pt"/>
    </style:style>
    <style:style style:name="T7" style:family="text">
      <style:text-properties fo:color="#993300" style:font-size-complex="9pt"/>
    </style:style>
    <style:style style:name="T8" style:family="text">
      <style:text-properties fo:color="#000096" style:font-size-complex="9pt"/>
    </style:style>
    <style:style style:name="T9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Symbol" style:font-pitch="variable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tarSymbol" style:font-pitch="variable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tarSymbol" style:font-pitch="variable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tarSymbol" style:font-pitch="variable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tarSymbol" style:font-pitch="variable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tarSymbol" style:font-pitch="variable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tarSymbol" style:font-pitch="variable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tarSymbol" style:font-pitch="variable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tarSymbol" style:font-pitch="variable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StarSymbol" style:font-pitch="variable" style:font-charset="x-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1. Remove the annotation element from all LocatableType children.</text:h>
      <text:p text:style-name="Text_20_body">The string value for this element is a duplication of the data-name on every DvAnyType child. The RDF link can be added as an attribute directly to the data-name.</text:p>
      <text:p text:style-name="Text_20_body">Examples of this can be seen in the migration, from 2.4.0 to 2.4.1 of the CCDs produced by <text:span text:style-name="T1">Flavio L. Seixas for his PhD project. The CCDs were assigned a new UUID. The only other changes are to move the </text:span><text:span text:style-name="T2">rdf:resource=</text:span><text:span text:style-name="T1"> attribute to the data-name element on each datatype and then remove the annotations element from the CareEntryType, ElementType and ClusterType. </text:span></text:p>
      <text:h text:style-name="Heading_20_3" text:outline-level="3">2. Redesigned the DvTemporalType for cleaner implementation.</text:h>
      <text:p text:style-name="Standard">In previous releases the knowledge modeler was constrained with selecting one and only one child of DvTemporal to express a temporal constraint. <text:s/>This creates problems when only partial information is available to the application user. <text:s/></text:p>
      <text:p text:style-name="Standard">We now defined the DvTemporalType as a concrete type vs. an abstract. We added an element to this complexType for each of the XML Schema temporal types. This produced a much simpler and more versatile implementation. <text:s/>Seeting maxOccurs=0 is a valid option for any element and means it is <text:span text:style-name="T9">prohibited</text:span> from appearing in the instance data. This now gives us the ability to restrict, in a CCD, which elements may validly have instance data. <text:s/></text:p>
      <text:p text:style-name="Standard">In the CCD[1] complexType restriction below, we want to allow instance data to have either, a <text:span text:style-name="T9">datetime</text:span>, a <text:span text:style-name="T9">date</text:span> or a <text:span text:style-name="T9">year and month</text:span> entry. All other elements have maxOccurs=0 (see the README.txt and other files in the tests/2_4_1 directory for complete examples).<text:span text:style-name="Source_20_Text"><text:span text:style-name="T3"><text:tab/></text:span></text:span></text:p>
      <text:p text:style-name="Text_20_body"><text:span text:style-name="Source_20_Text"><text:span text:style-name="T4">&lt;xs:complexType</text:span></text:span><text:span text:style-name="Source_20_Text"><text:span text:style-name="T5"> name</text:span></text:span><text:span text:style-name="Source_20_Text"><text:span text:style-name="T6">=</text:span></text:span><text:span text:style-name="Source_20_Text"><text:span text:style-name="T7">'ct-0ac3f22e-64ca-4309-be88-874cd14649a0'</text:span></text:span><text:span text:style-name="Source_20_Text"><text:span text:style-name="T8">&gt;</text:span></text:span><text:span text:style-name="Source_20_Text"><text:span text:style-name="T3"><text:line-break/></text:span></text:span><text:span text:style-name="Source_20_Text"><text:span text:style-name="T4">&lt;xs:complexContent&gt;</text:span></text:span><text:span text:style-name="Source_20_Text"><text:span text:style-name="T3"><text:line-break/></text:span></text:span><text:span text:style-name="Source_20_Text"><text:span text:style-name="T4">&lt;xs:restriction</text:span></text:span><text:span text:style-name="Source_20_Text"><text:span text:style-name="T5"> base</text:span></text:span><text:span text:style-name="Source_20_Text"><text:span text:style-name="T6">=</text:span></text:span><text:span text:style-name="Source_20_Text"><text:span text:style-name="T7">'mlhim2:DvTemporalType'</text:span></text:span><text:span text:style-name="Source_20_Text"><text:span text:style-name="T8">&gt;</text:span></text:span><text:span text:style-name="Source_20_Text"><text:span text:style-name="T3"><text:line-break/></text:span></text:span><text:span text:style-name="Source_20_Text"><text:span text:style-name="T4">&lt;xs:sequence&gt;</text:span></text:span><text:span text:style-name="Source_20_Text"><text:span text:style-name="T3"><text:line-break/></text:span></text:span><text:span text:style-name="Source_20_Text"><text:span text:style-name="T4">&lt;xs:element</text:span></text:span><text:span text:style-name="Source_20_Text"><text:span text:style-name="T5"> maxOccurs</text:span></text:span><text:span text:style-name="Source_20_Text"><text:span text:style-name="T6">=</text:span></text:span><text:span text:style-name="Source_20_Text"><text:span text:style-name="T7">'1'</text:span></text:span><text:span text:style-name="Source_20_Text"><text:span text:style-name="T5"> minOccurs</text:span></text:span><text:span text:style-name="Source_20_Text"><text:span text:style-name="T6">=</text:span></text:span><text:span text:style-name="Source_20_Text"><text:span text:style-name="T7">'1'</text:span></text:span><text:span text:style-name="Source_20_Text"><text:span text:style-name="T5"> name</text:span></text:span><text:span text:style-name="Source_20_Text"><text:span text:style-name="T6">=</text:span></text:span><text:span text:style-name="Source_20_Text"><text:span text:style-name="T7">'data-name'</text:span></text:span><text:span text:style-name="Source_20_Text"><text:span text:style-name="T5"> type</text:span></text:span><text:span text:style-name="Source_20_Text"><text:span text:style-name="T6">=</text:span></text:span><text:span text:style-name="Source_20_Text"><text:span text:style-name="T7">'xs:string'</text:span></text:span><text:span text:style-name="Source_20_Text"><text:span text:style-name="T5"> fixed</text:span></text:span><text:span text:style-name="Source_20_Text"><text:span text:style-name="T6">=</text:span></text:span><text:span text:style-name="Source_20_Text"><text:span text:style-name="T7">'Temporal Test'</text:span></text:span><text:span text:style-name="Source_20_Text"><text:span text:style-name="T8">/&gt;</text:span></text:span><text:span text:style-name="Source_20_Text"><text:span text:style-name="T3"><text:line-break/></text:span></text:span><text:span text:style-name="Source_20_Text"><text:span text:style-name="T4">&lt;xs:element</text:span></text:span><text:span text:style-name="Source_20_Text"><text:span text:style-name="T5"> maxOccurs</text:span></text:span><text:span text:style-name="Source_20_Text"><text:span text:style-name="T6">=</text:span></text:span><text:span text:style-name="Source_20_Text"><text:span text:style-name="T7">'1'</text:span></text:span><text:span text:style-name="Source_20_Text"><text:span text:style-name="T5"> minOccurs</text:span></text:span><text:span text:style-name="Source_20_Text"><text:span text:style-name="T6">=</text:span></text:span><text:span text:style-name="Source_20_Text"><text:span text:style-name="T7">'0'</text:span></text:span><text:span text:style-name="Source_20_Text"><text:span text:style-name="T5"> ref</text:span></text:span><text:span text:style-name="Source_20_Text"><text:span text:style-name="T6">=</text:span></text:span><text:span text:style-name="Source_20_Text"><text:span text:style-name="T7">'mlhim2:ExceptionalValue'</text:span></text:span><text:span text:style-name="Source_20_Text"><text:span text:style-name="T8">/&gt;</text:span></text:span><text:span text:style-name="Source_20_Text"><text:span text:style-name="T3"><text:line-break/>&lt;</text:span></text:span><text:span text:style-name="Source_20_Text"><text:span text:style-name="T4">xs:element</text:span></text:span><text:span text:style-name="Source_20_Text"><text:span text:style-name="T5"> maxOccurs</text:span></text:span><text:span text:style-name="Source_20_Text"><text:span text:style-name="T6">=</text:span></text:span><text:span text:style-name="Source_20_Text"><text:span text:style-name="T7">'1'</text:span></text:span><text:span text:style-name="Source_20_Text"><text:span text:style-name="T5"> minOccurs</text:span></text:span><text:span text:style-name="Source_20_Text"><text:span text:style-name="T6">=</text:span></text:span><text:span text:style-name="Source_20_Text"><text:span text:style-name="T7">'0'</text:span></text:span><text:span text:style-name="Source_20_Text"><text:span text:style-name="T5"> name</text:span></text:span><text:span text:style-name="Source_20_Text"><text:span text:style-name="T6">=</text:span></text:span><text:span text:style-name="Source_20_Text"><text:span text:style-name="T7">'valid-time-begin'</text:span></text:span><text:span text:style-name="Source_20_Text"><text:span text:style-name="T5"> type</text:span></text:span><text:span text:style-name="Source_20_Text"><text:span text:style-name="T6">=</text:span></text:span><text:span text:style-name="Source_20_Text"><text:span text:style-name="T7">'xs:dateTime'</text:span></text:span><text:span text:style-name="Source_20_Text"><text:span text:style-name="T8">/&gt;</text:span></text:span><text:span text:style-name="Source_20_Text"><text:span text:style-name="T3"><text:line-break/></text:span></text:span><text:span text:style-name="Source_20_Text"><text:span text:style-name="T4">&lt;xs:element</text:span></text:span><text:span text:style-name="Source_20_Text"><text:span text:style-name="T5"> maxOccurs</text:span></text:span><text:span text:style-name="Source_20_Text"><text:span text:style-name="T6">=</text:span></text:span><text:span text:style-name="Source_20_Text"><text:span text:style-name="T7">'1'</text:span></text:span><text:span text:style-name="Source_20_Text"><text:span text:style-name="T5"> minOccurs</text:span></text:span><text:span text:style-name="Source_20_Text"><text:span text:style-name="T6">=</text:span></text:span><text:span text:style-name="Source_20_Text"><text:span text:style-name="T7">'0'</text:span></text:span><text:span text:style-name="Source_20_Text"><text:span text:style-name="T5"> name</text:span></text:span><text:span text:style-name="Source_20_Text"><text:span text:style-name="T6">=</text:span></text:span><text:span text:style-name="Source_20_Text"><text:span text:style-name="T7">'valid-time-end'</text:span></text:span><text:span text:style-name="Source_20_Text"><text:span text:style-name="T5"> type</text:span></text:span><text:span text:style-name="Source_20_Text"><text:span text:style-name="T6">=</text:span></text:span><text:span text:style-name="Source_20_Text"><text:span text:style-name="T7">'xs:dateTime'</text:span></text:span><text:span text:style-name="Source_20_Text"><text:span text:style-name="T8">/&gt;</text:span></text:span><text:span text:style-name="Source_20_Text"><text:span text:style-name="T3"><text:line-break/></text:span></text:span><text:span text:style-name="Source_20_Text"><text:span text:style-name="T4">&lt;xs:element</text:span></text:span><text:span text:style-name="Source_20_Text"><text:span text:style-name="T5"> maxOccurs</text:span></text:span><text:span text:style-name="Source_20_Text"><text:span text:style-name="T6">=</text:span></text:span><text:span text:style-name="Source_20_Text"><text:span text:style-name="T7">"1"</text:span></text:span><text:span text:style-name="Source_20_Text"><text:span text:style-name="T5"> minOccurs</text:span></text:span><text:span text:style-name="Source_20_Text"><text:span text:style-name="T6">=</text:span></text:span><text:span text:style-name="Source_20_Text"><text:span text:style-name="T7">"0"</text:span></text:span><text:span text:style-name="Source_20_Text"><text:span text:style-name="T5"> ref</text:span></text:span><text:span text:style-name="Source_20_Text"><text:span text:style-name="T6">=</text:span></text:span><text:span text:style-name="Source_20_Text"><text:span text:style-name="T7">"mlhim2:normal-range"</text:span></text:span><text:span text:style-name="Source_20_Text"><text:span text:style-name="T8">/&gt;</text:span></text:span><text:span text:style-name="Source_20_Text"><text:span text:style-name="T3"><text:line-break/></text:span></text:span><text:span text:style-name="Source_20_Text"><text:span text:style-name="T4">&lt;xs:element</text:span></text:span><text:span text:style-name="Source_20_Text"><text:span text:style-name="T5"> maxOccurs</text:span></text:span><text:span text:style-name="Source_20_Text"><text:span text:style-name="T6">=</text:span></text:span><text:span text:style-name="Source_20_Text"><text:span text:style-name="T7">"unbounded"</text:span></text:span><text:span text:style-name="Source_20_Text"><text:span text:style-name="T5"> minOccurs</text:span></text:span><text:span text:style-name="Source_20_Text"><text:span text:style-name="T6">=</text:span></text:span><text:span text:style-name="Source_20_Text"><text:span text:style-name="T7">"0"</text:span></text:span><text:span text:style-name="Source_20_Text"><text:span text:style-name="T5"> ref</text:span></text:span><text:span text:style-name="Source_20_Text"><text:span text:style-name="T6">=</text:span></text:span><text:span text:style-name="Source_20_Text"><text:span text:style-name="T7">"mlhim2:other-reference-ranges"</text:span></text:span><text:span text:style-name="Source_20_Text"><text:span text:style-name="T8">/&gt;</text:span></text:span><text:span text:style-name="Source_20_Text"><text:span text:style-name="T3"><text:line-break/></text:span></text:span><text:span text:style-name="Source_20_Text"><text:span text:style-name="T4">&lt;xs:element</text:span></text:span><text:span text:style-name="Source_20_Text"><text:span text:style-name="T5"> maxOccurs</text:span></text:span><text:span text:style-name="Source_20_Text"><text:span text:style-name="T6">=</text:span></text:span><text:span text:style-name="Source_20_Text"><text:span text:style-name="T7">"1"</text:span></text:span><text:span text:style-name="Source_20_Text"><text:span text:style-name="T5"> minOccurs</text:span></text:span><text:span text:style-name="Source_20_Text"><text:span text:style-name="T6">=</text:span></text:span><text:span text:style-name="Source_20_Text"><text:span text:style-name="T7">"0"</text:span></text:span><text:span text:style-name="Source_20_Text"><text:span text:style-name="T5"> name</text:span></text:span><text:span text:style-name="Source_20_Text"><text:span text:style-name="T6">=</text:span></text:span><text:span text:style-name="Source_20_Text"><text:span text:style-name="T7">"normal-status"</text:span></text:span><text:span text:style-name="Source_20_Text"><text:span text:style-name="T5"> type</text:span></text:span><text:span text:style-name="Source_20_Text"><text:span text:style-name="T6">=</text:span></text:span><text:span text:style-name="Source_20_Text"><text:span text:style-name="T7">"xs:string"</text:span></text:span><text:span text:style-name="Source_20_Text"><text:span text:style-name="T8">/&gt;</text:span></text:span><text:span text:style-name="Source_20_Text"><text:span text:style-name="T3"><text:line-break/></text:span></text:span><text:span text:style-name="Source_20_Text"><text:span text:style-name="T4">&lt;xs:element</text:span></text:span><text:span text:style-name="Source_20_Text"><text:span text:style-name="T5"> maxOccurs</text:span></text:span><text:span text:style-name="Source_20_Text"><text:span text:style-name="T6">=</text:span></text:span><text:span text:style-name="Source_20_Text"><text:span text:style-name="T7">"1"</text:span></text:span><text:span text:style-name="Source_20_Text"><text:span text:style-name="T5"> minOccurs</text:span></text:span><text:span text:style-name="Source_20_Text"><text:span text:style-name="T6">=</text:span></text:span><text:span text:style-name="Source_20_Text"><text:span text:style-name="T7">"0"</text:span></text:span><text:span text:style-name="Source_20_Text"><text:span text:style-name="T5"> name</text:span></text:span><text:span text:style-name="Source_20_Text"><text:span text:style-name="T6">=</text:span></text:span><text:span text:style-name="Source_20_Text"><text:span text:style-name="T7">"dvtemporal-date"</text:span></text:span><text:span text:style-name="Source_20_Text"><text:span text:style-name="T5"> type</text:span></text:span><text:span text:style-name="Source_20_Text"><text:span text:style-name="T6">=</text:span></text:span><text:span text:style-name="Source_20_Text"><text:span text:style-name="T7">"xs:date"</text:span></text:span><text:span text:style-name="Source_20_Text"><text:span text:style-name="T8">/&gt;</text:span></text:span><text:span text:style-name="Source_20_Text"><text:span text:style-name="T3"><text:line-break/></text:span></text:span><text:span text:style-name="Source_20_Text"><text:span text:style-name="T4">&lt;xs:element</text:span></text:span><text:span text:style-name="Source_20_Text"><text:span text:style-name="T5"> maxOccurs</text:span></text:span><text:span text:style-name="Source_20_Text"><text:span text:style-name="T6">=</text:span></text:span><text:span text:style-name="Source_20_Text"><text:span text:style-name="T7">"0"</text:span></text:span><text:span text:style-name="Source_20_Text"><text:span text:style-name="T5"> minOccurs</text:span></text:span><text:span text:style-name="Source_20_Text"><text:span text:style-name="T6">=</text:span></text:span><text:span text:style-name="Source_20_Text"><text:span text:style-name="T7">"0"</text:span></text:span><text:span text:style-name="Source_20_Text"><text:span text:style-name="T5"> name</text:span></text:span><text:span text:style-name="Source_20_Text"><text:span text:style-name="T6">=</text:span></text:span><text:span text:style-name="Source_20_Text"><text:span text:style-name="T7">"dvtemporal-time"</text:span></text:span><text:span text:style-name="Source_20_Text"><text:span text:style-name="T5"> type</text:span></text:span><text:span text:style-name="Source_20_Text"><text:span text:style-name="T6">=</text:span></text:span><text:span text:style-name="Source_20_Text"><text:span text:style-name="T7">"xs:time"</text:span></text:span><text:span text:style-name="Source_20_Text"><text:span text:style-name="T8">/&gt;</text:span></text:span><text:span text:style-name="Source_20_Text"><text:span text:style-name="T3"><text:line-break/></text:span></text:span><text:span text:style-name="Source_20_Text"><text:span text:style-name="T4">&lt;xs:element</text:span></text:span><text:span text:style-name="Source_20_Text"><text:span text:style-name="T5"> maxOccurs</text:span></text:span><text:span text:style-name="Source_20_Text"><text:span text:style-name="T6">=</text:span></text:span><text:span text:style-name="Source_20_Text"><text:span text:style-name="T7">"1"</text:span></text:span><text:span text:style-name="Source_20_Text"><text:span text:style-name="T5"> minOccurs</text:span></text:span><text:span text:style-name="Source_20_Text"><text:span text:style-name="T6">=</text:span></text:span><text:span text:style-name="Source_20_Text"><text:span text:style-name="T7">"0"</text:span></text:span><text:span text:style-name="Source_20_Text"><text:span text:style-name="T5"> name</text:span></text:span><text:span text:style-name="Source_20_Text"><text:span text:style-name="T6">=</text:span></text:span><text:span text:style-name="Source_20_Text"><text:span text:style-name="T7">"dvtemporal-datetime"</text:span></text:span><text:span text:style-name="Source_20_Text"><text:span text:style-name="T5"> type</text:span></text:span><text:span text:style-name="Source_20_Text"><text:span text:style-name="T6">=</text:span></text:span><text:span text:style-name="Source_20_Text"><text:span text:style-name="T7">"xs:dateTime"</text:span></text:span><text:span text:style-name="Source_20_Text"><text:span text:style-name="T8">/&gt;</text:span></text:span><text:span text:style-name="Source_20_Text"><text:span text:style-name="T3"><text:line-break/></text:span></text:span><text:span text:style-name="Source_20_Text"><text:span text:style-name="T4">&lt;xs:element</text:span></text:span><text:span text:style-name="Source_20_Text"><text:span text:style-name="T5"> maxOccurs</text:span></text:span><text:span text:style-name="Source_20_Text"><text:span text:style-name="T6">=</text:span></text:span><text:span text:style-name="Source_20_Text"><text:span text:style-name="T7">"0"</text:span></text:span><text:span text:style-name="Source_20_Text"><text:span text:style-name="T5"> minOccurs</text:span></text:span><text:span text:style-name="Source_20_Text"><text:span text:style-name="T6">=</text:span></text:span><text:span text:style-name="Source_20_Text"><text:span text:style-name="T7">"0"</text:span></text:span><text:span text:style-name="Source_20_Text"><text:span text:style-name="T5"> name</text:span></text:span><text:span text:style-name="Source_20_Text"><text:span text:style-name="T6">=</text:span></text:span><text:span text:style-name="Source_20_Text"><text:span text:style-name="T7">"dvtemporal-day"</text:span></text:span><text:span text:style-name="Source_20_Text"><text:span text:style-name="T5"> type</text:span></text:span><text:span text:style-name="Source_20_Text"><text:span text:style-name="T6">=</text:span></text:span><text:span text:style-name="Source_20_Text"><text:span text:style-name="T7">"xs:gDay"</text:span></text:span><text:span text:style-name="Source_20_Text"><text:span text:style-name="T8">/&gt;</text:span></text:span><text:span text:style-name="Source_20_Text"><text:span text:style-name="T3"><text:line-break/></text:span></text:span><text:span text:style-name="Source_20_Text"><text:span text:style-name="T4">&lt;xs:element</text:span></text:span><text:span text:style-name="Source_20_Text"><text:span text:style-name="T5"> maxOccurs</text:span></text:span><text:span text:style-name="Source_20_Text"><text:span text:style-name="T6">=</text:span></text:span><text:span text:style-name="Source_20_Text"><text:span text:style-name="T7">"0"</text:span></text:span><text:span text:style-name="Source_20_Text"><text:span text:style-name="T5"> minOccurs</text:span></text:span><text:span text:style-name="Source_20_Text"><text:span text:style-name="T6">=</text:span></text:span><text:span text:style-name="Source_20_Text"><text:span text:style-name="T7">"0"</text:span></text:span><text:span text:style-name="Source_20_Text"><text:span text:style-name="T5"> name</text:span></text:span><text:span text:style-name="Source_20_Text"><text:span text:style-name="T6">=</text:span></text:span><text:span text:style-name="Source_20_Text"><text:span text:style-name="T7">"dvtemporal-month"</text:span></text:span><text:span text:style-name="Source_20_Text"><text:span text:style-name="T5"> type</text:span></text:span><text:span text:style-name="Source_20_Text"><text:span text:style-name="T6">=</text:span></text:span><text:span text:style-name="Source_20_Text"><text:span text:style-name="T7">"xs:gMonth"</text:span></text:span><text:span text:style-name="Source_20_Text"><text:span text:style-name="T8">/&gt;</text:span></text:span><text:span text:style-name="Source_20_Text"><text:span text:style-name="T3"><text:line-break/></text:span></text:span><text:span text:style-name="Source_20_Text"><text:span text:style-name="T4">&lt;xs:element</text:span></text:span><text:span text:style-name="Source_20_Text"><text:span text:style-name="T5"> maxOccurs</text:span></text:span><text:span text:style-name="Source_20_Text"><text:span text:style-name="T6">=</text:span></text:span><text:span text:style-name="Source_20_Text"><text:span text:style-name="T7">"0"</text:span></text:span><text:span text:style-name="Source_20_Text"><text:span text:style-name="T5"> minOccurs</text:span></text:span><text:span text:style-name="Source_20_Text"><text:span text:style-name="T6">=</text:span></text:span><text:span text:style-name="Source_20_Text"><text:span text:style-name="T7">"0"</text:span></text:span><text:span text:style-name="Source_20_Text"><text:span text:style-name="T5"> name</text:span></text:span><text:span text:style-name="Source_20_Text"><text:span text:style-name="T6">=</text:span></text:span><text:span text:style-name="Source_20_Text"><text:span text:style-name="T7">"dvtemporal-year"</text:span></text:span><text:span text:style-name="Source_20_Text"><text:span text:style-name="T5"> type</text:span></text:span><text:span text:style-name="Source_20_Text"><text:span text:style-name="T6">=</text:span></text:span><text:span text:style-name="Source_20_Text"><text:span text:style-name="T7">"xs:gYear"</text:span></text:span><text:span text:style-name="Source_20_Text"><text:span text:style-name="T8">/&gt;</text:span></text:span><text:span text:style-name="Source_20_Text"><text:span text:style-name="T3"><text:line-break/></text:span></text:span><text:span text:style-name="Source_20_Text"><text:span text:style-name="T4">&lt;xs:element</text:span></text:span><text:span text:style-name="Source_20_Text"><text:span text:style-name="T5"> maxOccurs</text:span></text:span><text:span text:style-name="Source_20_Text"><text:span text:style-name="T6">=</text:span></text:span><text:span text:style-name="Source_20_Text"><text:span text:style-name="T7">"1"</text:span></text:span><text:span text:style-name="Source_20_Text"><text:span text:style-name="T5"> minOccurs</text:span></text:span><text:span text:style-name="Source_20_Text"><text:span text:style-name="T6">=</text:span></text:span><text:span text:style-name="Source_20_Text"><text:span text:style-name="T7">"0"</text:span></text:span><text:span text:style-name="Source_20_Text"><text:span text:style-name="T5"> name</text:span></text:span><text:span text:style-name="Source_20_Text"><text:span text:style-name="T6">=</text:span></text:span><text:span text:style-name="Source_20_Text"><text:span text:style-name="T7">"dvtemporal-year-month"</text:span></text:span><text:span text:style-name="Source_20_Text"><text:span text:style-name="T5"> type</text:span></text:span><text:span text:style-name="Source_20_Text"><text:span text:style-name="T6">=</text:span></text:span><text:span text:style-name="Source_20_Text"><text:span text:style-name="T7">"xs:gYearMonth"</text:span></text:span><text:span text:style-name="Source_20_Text"><text:span text:style-name="T8">/&gt;</text:span></text:span><text:span text:style-name="Source_20_Text"><text:span text:style-name="T3"><text:line-break/></text:span></text:span><text:span text:style-name="Source_20_Text"><text:span text:style-name="T4">&lt;xs:element</text:span></text:span><text:span text:style-name="Source_20_Text"><text:span text:style-name="T5"> maxOccurs</text:span></text:span><text:span text:style-name="Source_20_Text"><text:span text:style-name="T6">=</text:span></text:span><text:span text:style-name="Source_20_Text"><text:span text:style-name="T7">"0"</text:span></text:span><text:span text:style-name="Source_20_Text"><text:span text:style-name="T5"> minOccurs</text:span></text:span><text:span text:style-name="Source_20_Text"><text:span text:style-name="T6">=</text:span></text:span><text:span text:style-name="Source_20_Text"><text:span text:style-name="T7">"0"</text:span></text:span><text:span text:style-name="Source_20_Text"><text:span text:style-name="T5"> name</text:span></text:span><text:span text:style-name="Source_20_Text"><text:span text:style-name="T6">=</text:span></text:span><text:span text:style-name="Source_20_Text"><text:span text:style-name="T7">"dvtemporal-month-day"</text:span></text:span><text:span text:style-name="Source_20_Text"><text:span text:style-name="T5"> type</text:span></text:span><text:span text:style-name="Source_20_Text"><text:span text:style-name="T6">=</text:span></text:span><text:span text:style-name="Source_20_Text"><text:span text:style-name="T7">"xs:gMonthDay"</text:span></text:span><text:span text:style-name="Source_20_Text"><text:span text:style-name="T8">/&gt;</text:span></text:span><text:span text:style-name="Source_20_Text"><text:span text:style-name="T3"><text:line-break/></text:span></text:span><text:span text:style-name="Source_20_Text"><text:span text:style-name="T4">&lt;xs:element</text:span></text:span><text:span text:style-name="Source_20_Text"><text:span text:style-name="T5"> maxOccurs</text:span></text:span><text:span text:style-name="Source_20_Text"><text:span text:style-name="T6">=</text:span></text:span><text:span text:style-name="Source_20_Text"><text:span text:style-name="T7">"0"</text:span></text:span><text:span text:style-name="Source_20_Text"><text:span text:style-name="T5"> minOccurs</text:span></text:span><text:span text:style-name="Source_20_Text"><text:span text:style-name="T6">=</text:span></text:span><text:span text:style-name="Source_20_Text"><text:span text:style-name="T7">"0"</text:span></text:span><text:span text:style-name="Source_20_Text"><text:span text:style-name="T5"> name</text:span></text:span><text:span text:style-name="Source_20_Text"><text:span text:style-name="T6">=</text:span></text:span><text:span text:style-name="Source_20_Text"><text:span text:style-name="T7">"dvtemporal-duration"</text:span></text:span><text:span text:style-name="Source_20_Text"><text:span text:style-name="T5"> type</text:span></text:span><text:span text:style-name="Source_20_Text"><text:span text:style-name="T6">=</text:span></text:span><text:span text:style-name="Source_20_Text"><text:span text:style-name="T7">"xs:duration"</text:span></text:span><text:span text:style-name="Source_20_Text"><text:span text:style-name="T8">/&gt;</text:span></text:span><text:span text:style-name="Source_20_Text"><text:span text:style-name="T3"> <text:s text:c="13"/><text:line-break/></text:span></text:span><text:span text:style-name="Source_20_Text"><text:span text:style-name="T4">&lt;/xs:sequence&gt;</text:span></text:span><text:span text:style-name="Source_20_Text"><text:span text:style-name="T3"><text:line-break/>&lt;</text:span></text:span><text:span text:style-name="Source_20_Text"><text:span text:style-name="T4">/xs:restriction&gt;</text:span></text:span><text:span text:style-name="Source_20_Text"><text:span text:style-name="T3"><text:line-break/></text:span></text:span><text:span text:style-name="Source_20_Text"><text:span text:style-name="T4">&lt;/xs:complexContent&gt;</text:span></text:span><text:span text:style-name="Source_20_Text"><text:span text:style-name="T3"><text:line-break/></text:span></text:span><text:span text:style-name="Source_20_Text"><text:span text:style-name="T4">&lt;/xs:complexType&gt;</text:span></text:span></text:p>
      <text:p text:style-name="Standard">[1]only the significant portion of he CCD is shown.</text:p>
      <text:p text:style-name="Standard"/>
      <text:p text:style-name="Standard">Thank you,</text:p>
      <text:p text:style-name="Standard">Tim Cook</text:p>
      <text:p text:style-name="Standard"><text:a xlink:type="simple" xlink:href="mailto:tim@mlhim.org">tim@mlhim.org</text:a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Zen Hei Mono" svg:font-family="'WenQuanYi Zen Hei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Source_20_Text" style:display-name="Source Text" style:family="text">
      <style:text-properties style:font-name="Droid Sans Mono" fo:font-size="8pt" style:font-name-asian="WenQuanYi Zen Hei Mono" style:font-size-asian="10.5pt" style:font-weight-asian="normal" style:font-name-complex="Lohit Hindi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Changes for mlhim2.xsd 2.4.1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im </meta:initial-creator>
    <meta:creation-date>2012-12-13T11:50:34</meta:creation-date>
    <dc:date>2013-02-12T19:41:52</dc:date>
    <dc:creator>Timothy Cook</dc:creator>
    <meta:editing-duration>PT7H24M55S</meta:editing-duration>
    <meta:editing-cycles>18</meta:editing-cycles>
    <meta:generator>LibreOffice/3.5$Linux_X86_64 LibreOffice_project/350m1$Build-2</meta:generator>
    <meta:document-statistic meta:table-count="0" meta:image-count="0" meta:object-count="0" meta:page-count="1" meta:paragraph-count="13" meta:word-count="365" meta:character-count="3259" meta:non-whitespace-character-count="2884"/>
  </office:meta>
</office:document-meta>
</file>